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1069*"/>
    </style:style>
    <style:style style:name="Tableau2.B" style:family="table-column">
      <style:table-column-properties style:column-width="17.002cm" style:rel-column-width="9639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08cm" table:align="margins"/>
    </style:style>
    <style:style style:name="Table1.A" style:family="table-column">
      <style:table-column-properties style:column-width="16.808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08cm" table:align="margins"/>
    </style:style>
    <style:style style:name="Table2.A" style:family="table-column">
      <style:table-column-properties style:column-width="16.808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08cm" table:align="margins"/>
    </style:style>
    <style:style style:name="Table3.A" style:family="table-column">
      <style:table-column-properties style:column-width="16.808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08cm" table:align="margins"/>
    </style:style>
    <style:style style:name="Table4.A" style:family="table-column">
      <style:table-column-properties style:column-width="16.808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08cm" table:align="margins"/>
    </style:style>
    <style:style style:name="Table5.A" style:family="table-column">
      <style:table-column-properties style:column-width="16.808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1cm" style:rel-column-width="1083*"/>
    </style:style>
    <style:style style:name="Tableau3.B" style:family="table-column">
      <style:table-column-properties style:column-width="16.977cm" style:rel-column-width="9625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middle" fo:padding="0.097cm" fo:border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08cm" table:align="margins"/>
    </style:style>
    <style:style style:name="Tableau5.A" style:family="table-column">
      <style:table-column-properties style:column-width="16.808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1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19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1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3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4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25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3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32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3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weight-asian="bold" style:font-weight-complex="bold"/>
    </style:style>
    <style:style style:name="T4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small-caps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variant="small-caps" style:font-name="Trebuchet M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style-complex="italic" style:font-weight-complex="bold"/>
    </style:style>
    <style:style style:name="T11" style:family="text">
      <style:text-properties fo:font-weight="bold" style:font-weight-asian="bold" style:font-size-complex="11pt" style:font-weight-complex="bold"/>
    </style:style>
    <style:style style:name="T12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font-name="Bitstream Charter"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style:font-name="Bitstream Chart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font-variant="normal" fo:text-transform="none" fo:letter-spacing="-0.009cm" fo:font-weight="bold" style:font-weight-asian="bold" style:font-weight-complex="bold"/>
    </style:style>
    <style:style style:name="T29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variant="normal" fo:text-transform="none" style:font-name="Trebuchet M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style:font-name="Trebuchet MS"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7" style:family="text">
      <style:text-properties fo:font-variant="normal" fo:text-transform="none" fo:color="#0000ff" style:font-name="Bitstream Charter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ff" style:font-name="Bitstream Charter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letter-spacing="-0.009cm"/>
    </style:style>
    <style:style style:name="T41" style:family="text">
      <style:text-properties fo:font-style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Bitstream Charter"/>
    </style:style>
    <style:style style:name="T46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4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style:font-name="Bitstream Charter" fo:font-size="11pt" style:font-size-asian="11pt" style:font-size-complex="11pt"/>
    </style:style>
    <style:style style:name="T50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51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53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54" style:family="text">
      <style:text-properties style:font-name="Bitstream Charter" fo:font-style="italic" style:font-style-asian="italic" style:font-style-complex="italic"/>
    </style:style>
    <style:style style:name="T55" style:family="text">
      <style:text-properties style:font-name="Bitstream Charter" fo:letter-spacing="-0.009cm" fo:font-style="italic" style:font-style-asian="italic" style:font-style-complex="italic"/>
    </style:style>
    <style:style style:name="T56" style:family="text">
      <style:text-properties style:text-position="super 58%"/>
    </style:style>
    <style:style style:name="T57" style:family="text">
      <style:text-properties style:text-position="super 58%" fo:font-size="10pt" style:font-size-asian="10pt" style:font-size-complex="10pt"/>
    </style:style>
    <style:style style:name="T58" style:family="text">
      <style:text-properties fo:color="#000000"/>
    </style:style>
    <style:style style:name="T59" style:family="text">
      <style:text-properties fo:color="#000000" style:font-name="Bitstream Charter" fo:font-style="italic" style:font-style-asian="italic" style:font-style-complex="italic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font-size="10pt" fo:font-style="normal" style:font-size-asian="10pt" style:font-style-asian="normal" style:font-size-complex="10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color="#0000ff" style:font-name="Courier 10 Pitch" fo:font-size="11pt" style:font-size-asian="11pt" style:font-size-complex="11pt"/>
    </style:style>
    <style:style style:name="T67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68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font-size-asian="11pt"/>
    </style:style>
    <style:style style:name="T70" style:family="text">
      <style:text-properties style:font-style-asian="italic"/>
    </style:style>
    <style:style style:name="T71" style:family="text">
      <style:text-properties style:font-size-complex="11pt"/>
    </style:style>
    <style:style style:name="T72" style:family="text">
      <style:text-properties style:font-style-complex="italic"/>
    </style:style>
    <style:style style:name="T73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74" style:family="text">
      <style:text-properties style:font-name="Bitstream Charter" fo:font-size="10pt" style:font-size-asian="10pt" style:font-size-complex="10pt"/>
    </style:style>
    <style:style style:name="T75" style:family="text">
      <style:text-properties style:font-name="Bitstream Charter" fo:font-size="11pt" style:font-size-asian="11pt" style:font-size-complex="11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3">9 rue Eugène Crétel</text:p>
            <text:p text:style-name="P23">91300 Massy, France</text:p>
            <text:p text:style-name="P22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66">hassen.doghmen@gmail.com</text:span></text:a></text:p>
            <text:p text:style-name="P2">www.lri.fr/~doghmen</text:p>
          </table:table-cell>
        </table:table-row>
      </table:table>
      <text:p text:style-name="P3">Ingénieur Expert</text:p>
      <text:p text:style-name="P4"/>
      <text:p text:style-name="P10"><text:s text:c="58"/>Expérience Professionnelle</text:p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Depuis Sept.</text:p>
            <text:p text:style-name="P17"><text:s/>2011</text:p>
          </table:table-cell>
          <table:table-cell table:style-name="Tableau2.B1" office:value-type="string">
            <text:p text:style-name="P5">Ingénieur Expert à INRIA Saclay-IDF, Équipe TAO <text:span text:style-name="T60">(Apprentissage et Optimisation)</text:span></text:p>
            <text:p text:style-name="Standard"><text:span text:style-name="T51">Développement collaboratif au sein du Projet Mash </text:span><text:span text:style-name="T47">(</text:span><text:a xlink:type="simple" xlink:href="http://mash-project.eu/"><text:span text:style-name="T68">http://mash-project.eu/</text:span></text:a><text:span text:style-name="T4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7">Expérimentations et validations d'heuristiques/planificateurs générés en <text:span text:style-name="T9">Python</text:span> et codé en <text:span text:style-name="T9">C++</text:span>.</text:p>
                  <text:p text:style-name="P27">- En mode simulation: Test sur un simulateur 3D codé en <text:span text:style-name="T9">Java</text:span>.</text:p>
                  <text:p text:style-name="P27">- Test sur bras robot réel sur des tâches de planification à l'aide de <text:span text:style-name="T9">Scripts</text:span> sur <text:span text:style-name="T9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7">2011</text:p>
            <text:p text:style-name="P17">- <text:s/></text:p>
            <text:p text:style-name="P17">2009</text:p>
          </table:table-cell>
          <table:table-cell table:style-name="Tableau2.B1" office:value-type="string">
            <text:p text:style-name="P5">Ingénieur en optimisation à INRIA Saclay-IDF, Équipe TAO <text:span text:style-name="T60">(Apprentissage et Optimisation)</text:span></text:p>
            <text:p text:style-name="Standard"><text:span text:style-name="T51">Recherches sur la classe d'algorithmes Monte Carlo Tree Search</text:span>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7">- Planification grande dimension : Optimisation de la gestion de production électrique.</text:p>
                  <text:p text:style-name="P27">- Tuning des paramètres du programme joueur de Go <text:span text:style-name="T9">MoGo</text:span>.</text:p>
                  <text:p text:style-name="P27">- Expérimentations sur la parallélisation de l'algorithme Monte-Carlo Tree Search (<text:span text:style-name="T9">MPI</text:span>).</text:p>
                  <text:p text:style-name="P27">- Construction automatique des livres d'ouvertures pour MoGo(<text:span text:style-name="T9">C, Octave</text:span>).</text:p>
                  <text:p text:style-name="P7">- Tests de non régression, patches et correction de bugs (utilisant <text:span text:style-name="T9">DDD</text:span>).</text:p>
                </table:table-cell>
              </table:table-row>
            </table:table>
            <text:p text:style-name="P8"/>
          </table:table-cell>
        </table:table-row>
        <table:table-row table:style-name="Tableau2.3">
          <table:table-cell table:style-name="Tableau2.A3" office:value-type="string">
            <text:p text:style-name="P17">2010</text:p>
            <text:p text:style-name="P17">1 mois</text:p>
          </table:table-cell>
          <table:table-cell table:style-name="Tableau2.B1" office:value-type="string">
            <text:p text:style-name="Standard"><text:span text:style-name="T51">Mission au sein de OASE Lab </text:span><text:span text:style-name="T17">(Ontology Applications and Sotware Engineering)</text:span><text:span text:style-name="T24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7">- Intégration de connaissances expertes dans le jeu de Go, Base de règles codée en <text:span text:style-name="T9">C++</text:span>/<text:span text:style-name="T9">Octave</text:span>. </text:p>
                  <text:p text:style-name="P27">- Installation d'un Mini-cluster pour expérimentions <text:span text:style-name="T9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7">2009</text:p>
            <text:p text:style-name="P17">6 mois</text:p>
          </table:table-cell>
          <table:table-cell table:style-name="Tableau2.B1" office:value-type="string">
            <text:p text:style-name="Standard"><text:span text:style-name="T51">Thèse de Master,</text:span> <text:span text:style-name="T17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8"><text:span text:style-name="T49">Raffinement d'abstraction de composants matériels pour la vérification par model checking.</text:span></text:p>
                  <text:p text:style-name="P28"><text:span text:style-name="T49">Framework codé en </text:span><text:span text:style-name="T50">C/C++</text:span><text:span text:style-name="T49">,interfaçage avec la </text:span><text:span text:style-name="T50">librairie VIS</text:span><text:span text:style-name="T49"> et intégrant le solveur </text:span><text:span text:style-name="T50">zChaff</text:span><text:span text:style-name="T49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7">2008</text:p>
            <text:p text:style-name="P17">6 mois</text:p>
          </table:table-cell>
          <table:table-cell table:style-name="Tableau2.B1" office:value-type="string">
            <text:p text:style-name="Standard"><text:span text:style-name="T51">Thèse de maîtrise, </text:span><text:span text:style-name="T17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8"><text:span text:style-name="T49">Système de gestion de e-learning : approche basée sur les métadonnées formelles pour <text:s/></text:span></text:p>
                  <text:p text:style-name="P28"><text:span text:style-name="T49">l'aide à l'apprentissage en ligne. Module d'apprentissage codé en </text:span><text:span text:style-name="T50">Php 4</text:span><text:span text:style-name="T49">, base de connaissances en </text:span><text:span text:style-name="T50">MySQL 4.0</text:span><text:span text:style-name="T49"> et intégré dans la plateforme </text:span><text:span text:style-name="T50">Moodle 1.0</text:span><text:span text:style-name="T49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7">2008</text:p>
            <text:p text:style-name="P17">1 mois</text:p>
          </table:table-cell>
          <table:table-cell table:style-name="Tableau2.B1" office:value-type="string">
            <text:p text:style-name="Standard"><text:span text:style-name="T51">Formateur en C, INFO-LENGUA School, Bizerte, </text:span><text:span text:style-name="T17">Tunisie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<text:span text:style-name="T49">Initiation au langage C : cours et travaux pratiques sous </text:span><text:span text:style-name="T50">Borland C++ 5.02</text:span><text:span text:style-name="T49">. </text:span></text:p>
                </table:table-cell>
              </table:table-row>
            </table:table>
            <text:p text:style-name="Standard"/>
          </table:table-cell>
        </table:table-row>
      </table:table>
      <text:p text:style-name="P10"/>
      <text:p text:style-name="P10"><text:s text:c="84"/>Études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2008</text:p>
            <text:p text:style-name="P17">-</text:p>
            <text:p text:style-name="P17">2009</text:p>
          </table:table-cell>
          <table:table-cell table:style-name="Tableau3.B1" office:value-type="string">
            <text:p text:style-name="P19">Master 2 : Modèles, Optimisation, Programmation et Services. </text:p>
            <text:p text:style-name="P30"><text:span text:style-name="T31">Université d’Evry-Val-d’Essonne, France</text:span><text:span text:style-name="T33">.</text:span><text:span text:style-name="T35"> <text:s/></text:span><text:s text:c="3"/></text:p>
            <text:p text:style-name="P27">Majeurs: Optimisation, Apprentissage automatique, Recherche opérationnelle.</text:p>
            <text:p text:style-name="P27">Mineurs: systèmes distribués<text:span text:style-name="T58">, programmation linéaire.</text:span></text:p>
          </table:table-cell>
        </table:table-row>
        <table:table-row>
          <table:table-cell table:style-name="Tableau3.A1" office:value-type="string">
            <text:p text:style-name="P17">2006</text:p>
            <text:p text:style-name="P17">-</text:p>
            <text:p text:style-name="P17">2008</text:p>
          </table:table-cell>
          <table:table-cell table:style-name="Tableau3.B1" office:value-type="string">
            <text:p text:style-name="P20"><text:span text:style-name="T2">Maîtrise en Informatiques : Génie Logiciel et Programmation.</text:span><text:span text:style-name="T8"> </text:span></text:p>
            <text:p text:style-name="P31"><text:span text:style-name="T42">Université de Carthage, Tunisie.</text:span><text:span text:style-name="T42"> </text:span><text:span text:style-name="T44"><text:s/></text:span></text:p>
            <text:p text:style-name="P24">Avec mention bien <text:span text:style-name="T60">(3</text:span><text:span text:style-name="T57">ème</text:span><text:span text:style-name="T60">/64)</text:span>.</text:p>
            <text:p text:style-name="P27">Majeurs: Ateliers de génie logiciel. Mineurs: Architecture des systèmes <text:span text:style-name="T58">d'exploitation.</text:span></text:p>
          </table:table-cell>
        </table:table-row>
        <table:table-row table:style-name="Tableau3.3">
          <table:table-cell table:style-name="Tableau3.A1" office:value-type="string">
            <text:p text:style-name="P17">2003 <text:s text:c="3"/>-</text:p>
            <text:p text:style-name="P17">2006</text:p>
          </table:table-cell>
          <table:table-cell table:style-name="Tableau3.B1" office:value-type="string">
            <text:p text:style-name="P19">DEUPC en Mathématiques et Sciences Informatiques.</text:p>
            <text:p text:style-name="P31"><text:span text:style-name="T42">Université de Carthage, Tunisie.</text:span><text:span text:style-name="T42"> </text:span><text:span text:style-name="T44"><text:s/></text:span></text:p>
            <text:p text:style-name="P27">Majeurs: Sciences informatiques, Mathématiques. Mineurs: Physiques, Statistiques<text:span text:style-name="T58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7">2003</text:p>
          </table:table-cell>
          <table:table-cell table:style-name="Tableau3.B1" office:value-type="string">
            <text:p text:style-name="P19">Baccalauréat scientifique : Mathématiques.</text:p>
          </table:table-cell>
        </table:table-row>
      </table:table>
      <text:p text:style-name="P14"><text:soft-page-break/></text:p>
      <text:p text:style-name="P14"/>
      <text:p text:style-name="P14"><text:s text:c="61"/>Compétences Spécifiques</text:p>
      <text:p text:style-name="P21"/>
      <text:p text:style-name="Standard"><text:span text:style-name="T14"><text:tab/><text:tab/></text:span><text:span text:style-name="T22">Programmation:</text:span><text:span text:style-name="T65"> </text:span><text:span text:style-name="T52">C/C++(Expert), Java(Familier), Cuda(base).</text:span></text:p>
      <text:p text:style-name="P9"><text:span text:style-name="T29"><text:tab/><text:tab/></text:span><text:span text:style-name="T25">API:</text:span><text:span text:style-name="T54"> JNI, SWING. </text:span></text:p>
      <text:p text:style-name="P9"><text:span text:style-name="T28"><text:tab/><text:tab/></text:span><text:span text:style-name="T25">IDE:</text:span> <text:span text:style-name="T54">Vim, Eclipse, NetBeans.</text:span></text:p>
      <text:p text:style-name="Standard"><text:span text:style-name="T28"><text:tab/><text:tab/></text:span><text:span text:style-name="T22">Programmation linéaire:</text:span><text:span text:style-name="T40"> </text:span><text:span text:style-name="T53">GLPK, Visual Xpress 3</text:span><text:span text:style-name="T52">. <text:s text:c="3"/></text:span></text:p>
      <text:p text:style-name="Standard"><text:span text:style-name="T28"><text:tab/><text:tab/></text:span><text:span text:style-name="T25">Gestionnaires de Versions:</text:span> <text:span text:style-name="T52">CVS, SVN, GIT. <text:s/></text:span><text:s text:c="2"/></text:p>
      <text:p text:style-name="P9"><text:span text:style-name="T28"><text:tab/><text:tab/></text:span><text:span text:style-name="T25">Scripts:</text:span> <text:span text:style-name="T54">Shell, Sed, </text:span><text:span text:style-name="T59">Awk, O</text:span><text:span text:style-name="T54">ctave.</text:span><text:line-break/><text:tab/><text:tab/><text:span text:style-name="T25">Gestion de bases de données:</text:span> <text:span text:style-name="T54">Oracle, PL/SQL, MySQL.</text:span></text:p>
      <text:p text:style-name="P9"><text:span text:style-name="T28"><text:tab/><text:tab/></text:span><text:span text:style-name="T25">Systèmes d'exploitation:</text:span><text:span text:style-name="T40"> </text:span><text:span text:style-name="T55">MS Windows, Linux, MacOS.</text:span></text:p>
      <text:p text:style-name="P10"><text:s text:c="79"/>Formations</text:p>
      <text:p text:style-name="P11"/>
      <text:p text:style-name="Standard"><text:tab/><text:tab/><text:span text:style-name="T22">Avril 2011: École de printemps GRID'5000 (5 jours)</text:span></text:p>
      <text:p text:style-name="Standard"><text:span text:style-name="T27"><text:tab/> <text:s text:c="9"/></text:span><text:span text:style-name="T16">-</text:span><text:span text:style-name="T17"> </text:span><text:span text:style-name="T16">Clouds computing et déploiement d'environnements virtualisés.</text:span></text:p>
      <text:p text:style-name="Standard"><text:tab/><text:tab/><text:span text:style-name="T22">Avril 2011: Formation intensive à INRIA-Saclay (3 jours)</text:span></text:p>
      <text:p text:style-name="Standard"><text:span text:style-name="T13"><text:tab/> <text:s text:c="12"/></text:span><text:span text:style-name="T15"><text:s/></text:span><text:span text:style-name="T18">- Programmation GPGPU.</text:span></text:p>
      <text:p text:style-name="Standard"><text:span text:style-name="T13"><text:tab/><text:tab/></text:span><text:span text:style-name="T22">Janvier 2011: Formation intensive à INRIA-Rocquencourt (3 jours) </text:span></text:p>
      <text:p text:style-name="Standard"><text:tab/> <text:s text:c="11"/><text:span text:style-name="T16"><text:s/>- Programmation parallèle avec MPI.</text:span></text:p>
      <text:p text:style-name="P28"><text:tab/> <text:s text:c="11"/><text:span text:style-name="T20"><text:s/>- Programmation GPU avec Cuda.</text:span></text:p>
      <text:p text:style-name="Standard"><text:tab/><text:tab/><text:span text:style-name="T22">Avril 2010: École de printemps GRID'5000 (5 jours)<text:tab/><text:tab/><text:tab/><text:tab/><text:tab/><text:tab/><text:tab/><text:tab/> </text:span><text:span text:style-name="T23">-</text:span><text:span text:style-name="T22"> </text:span><text:span text:style-name="T16">Plan d'expériences et expérimentations grande échelle sur les grilles de calcul.</text:span></text:p>
      <text:p text:style-name="Standard"><text:span text:style-name="T16"/></text:p>
      <text:p text:style-name="P12"><text:s text:c="82"/>Réalisations</text:p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6">2008</text:p>
          </table:table-cell>
          <table:table-cell table:style-name="Tableau4.B1" office:value-type="string">
            <text:p text:style-name="Standard"><text:span text:style-name="T9">ATM : </text:span>Simulateur de distributeur de Banque : Modélisation en <text:span text:style-name="T9">UML</text:span><text:span text:style-name="T44">, et implémentation en </text:span><text:span text:style-name="T9">C++</text:span><text:span text:style-name="T44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6">2010</text:p>
          </table:table-cell>
          <table:table-cell table:style-name="Tableau4.B1" office:value-type="string">
            <text:p text:style-name="Standard"><text:span text:style-name="T12">Développements Libres : MoGoDroid</text:span>: <text:span text:style-name="T63">Application</text:span><text:span text:style-name="T16"> de Go pour la plateforme Android. Moteur en </text:span><text:span text:style-name="T17">C++</text:span><text:span text:style-name="T16">, Interface utilisateur en </text:span><text:span text:style-name="T17">Java</text:span><text:span text:style-name="T16"> et la communication utilisant </text:span><text:span text:style-name="T17">JNI </text:span><text:span text:style-name="T16">(en cours).</text:span></text:p>
          </table:table-cell>
        </table:table-row>
        <table:table-row table:style-name="Tableau4.1">
          <table:table-cell table:style-name="Tableau4.A3" office:value-type="string">
            <text:p text:style-name="P16">2009</text:p>
            <text:p text:style-name="P16"><text:s/>-</text:p>
            <text:p text:style-name="P16"><text:s/>2011</text:p>
          </table:table-cell>
          <table:table-cell table:style-name="Tableau4.B3" office:value-type="string">
            <text:p text:style-name="Standard"><text:span text:style-name="T12">MoGo:</text:span><text:span text:style-name="T49"> </text:span><text:span text:style-name="T16">Vainqueur de plusieurs compétitions et challenges internationaux. </text:span><text:span text:style-name="T38">http://www.lri.fr/~doghmen/mogo.html</text:span></text:p>
            <text:p text:style-name="P28"><text:span text:style-name="T20">Codé en </text:span><text:span text:style-name="T21">C++</text:span><text:span text:style-name="T20">, implémentant l'algorithme MCTS et des modules d'apprentissage/optimisation.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6">2009</text:p>
            <text:p text:style-name="P16">-</text:p>
            <text:p text:style-name="P16">2011</text:p>
          </table:table-cell>
          <table:table-cell table:style-name="Tableau4.B1" office:value-type="string">
            <text:p text:style-name="P18"><text:span text:style-name="T12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- Continious Rapid Action Value Estimation. ACML, 2011.</text:p>
                  <text:p text:style-name="P8">- Adding Double Progressive Widening to Upper Confidence Tree to Cope with </text:p>
                  <text:p text:style-name="P8"><text:s text:c="2"/>Uncertainty in Planning Problems. EWRL, 2011. <text:s text:c="2"/></text:p>
                  <text:p text:style-name="P8">- Consistency Modifications for Automatically Tuned Monte-Carlo Tree Search. LION4, 2010.</text:p>
                  <text:p text:style-name="P8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3"/>
      <text:p text:style-name="P13"><text:s text:c="72"/>Langues et Intérêts</text:p>
      <text:p text:style-name="P6"><text:tab/><text:tab/></text:p>
      <text:p text:style-name="P6"><text:tab/><text:tab/>Langues</text:p>
      <text:p text:style-name="P7"><text:tab/><text:tab/>Français(courant), Anglais(TOEIC).</text:p>
      <text:p text:style-name="P6"/>
      <text:p text:style-name="P6"><text:tab/><text:tab/>Intérêts</text:p>
      <text:p text:style-name="Standard"><text:tab/><text:tab/>Développement libre (<text:span text:style-name="T67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67">http://www.speleobizerte.creajn.com</text:span>).</text:p>
      <text:p text:style-name="P7"><text:tab/><text:tab/>Diplôme en premiers secours et volontaire pour les compagnes de prévention routière.</text:p>
      <text:p text:style-name="P15"/>
      <text:p text:style-name="P15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06T14:31:26</dc:date>
    <meta:editing-duration>PT86H06M48S</meta:editing-duration>
    <meta:editing-cycles>267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1" meta:word-count="663" meta:character-count="5466"/>
    <meta:user-defined meta:name="Info 1"/>
    <meta:user-defined meta:name="Info 2"/>
    <meta:user-defined meta:name="Info 3"/>
    <meta:user-defined meta:name="Info 4"/>
  </office:meta>
</office:document-meta>
</file>